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94370" officeooo:paragraph-rsid="0009437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normal" officeooo:rsid="00094370" officeooo:paragraph-rsid="00094370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2pt" fo:font-weight="normal" officeooo:rsid="00094370" officeooo:paragraph-rsid="0009437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94370" officeooo:paragraph-rsid="000b2898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94370" officeooo:paragraph-rsid="001197e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94370" officeooo:paragraph-rsid="0012ae0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b2898" officeooo:paragraph-rsid="000b2898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0b2898" officeooo:paragraph-rsid="000b2898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0b2898" officeooo:paragraph-rsid="000c3b1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b2898" officeooo:paragraph-rsid="000c3b1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f0ca7" officeooo:paragraph-rsid="000f0ca7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fdd25" officeooo:paragraph-rsid="000fdd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04cb8" officeooo:paragraph-rsid="001197e4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197e4" officeooo:paragraph-rsid="001197e4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197e4" officeooo:paragraph-rsid="0012ae0f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2ae0f" officeooo:paragraph-rsid="0012ae0f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bold" officeooo:rsid="00094370" officeooo:paragraph-rsid="00094370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0b2898" officeooo:paragraph-rsid="000b2898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197e4" officeooo:paragraph-rsid="001197e4" style:font-size-asian="10.5pt" style:font-weight-asian="bold" style:font-size-complex="12pt" style:font-weight-complex="bold"/>
    </style:style>
    <style:style style:name="P20" style:family="paragraph">
      <style:paragraph-properties fo:text-align="center"/>
    </style:style>
    <style:style style:name="T1" style:family="text">
      <style:text-properties officeooo:rsid="00094370"/>
    </style:style>
    <style:style style:name="T2" style:family="text">
      <style:text-properties officeooo:rsid="000b289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4370" style:font-weight-asian="bold" style:font-weight-complex="bold"/>
    </style:style>
    <style:style style:name="T5" style:family="text">
      <style:text-properties fo:font-weight="bold" officeooo:rsid="000fdd25" style:font-weight-asian="bold" style:font-weight-complex="bold"/>
    </style:style>
    <style:style style:name="T6" style:family="text">
      <style:text-properties fo:font-weight="bold" officeooo:rsid="001197e4" style:font-weight-asian="bold" style:font-weight-complex="bold"/>
    </style:style>
    <style:style style:name="T7" style:family="text">
      <style:text-properties fo:font-weight="bold" officeooo:rsid="000b2898" style:font-weight-asian="bold" style:font-weight-complex="bold"/>
    </style:style>
    <style:style style:name="T8" style:family="text">
      <style:text-properties fo:font-weight="bold" officeooo:rsid="0012ae0f" style:font-weight-asian="bold" style:font-weight-complex="bold"/>
    </style:style>
    <style:style style:name="T9" style:family="text">
      <style:text-properties fo:font-weight="normal" officeooo:rsid="00094370" style:font-weight-asian="normal" style:font-weight-complex="normal"/>
    </style:style>
    <style:style style:name="T10" style:family="text">
      <style:text-properties fo:font-weight="normal" officeooo:rsid="000b2898" style:font-weight-asian="normal" style:font-weight-complex="normal"/>
    </style:style>
    <style:style style:name="T11" style:family="text">
      <style:text-properties officeooo:rsid="000c3b13"/>
    </style:style>
    <style:style style:name="T12" style:family="text">
      <style:text-properties officeooo:rsid="000f0ca7"/>
    </style:style>
    <style:style style:name="T13" style:family="text">
      <style:text-properties officeooo:rsid="000fdd25"/>
    </style:style>
    <style:style style:name="T14" style:family="text">
      <style:text-properties officeooo:rsid="001197e4"/>
    </style:style>
    <style:style style:name="T15" style:family="text">
      <style:text-properties officeooo:rsid="0012ae0f"/>
    </style:style>
    <style:style style:name="T16" style:family="text">
      <style:text-properties officeooo:rsid="0015b122"/>
    </style:style>
    <style:style style:name="T17" style:family="text">
      <style:text-properties officeooo:rsid="0017f0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with <text:span text:style-name="T16">adequate</text:span> <text:span text:style-name="T16">loop </text:span>invariant and checks</text:p>
      <text:p text:style-name="P1"/>
      <text:p text:style-name="P2"><text:span text:style-name="T11">Example p</text:span>rogram</text:p>
      <text:p text:style-name="P2"/>
      <text:p text:style-name="P17">int main()</text:p>
      <text:p text:style-name="P17">{</text:p>
      <text:p text:style-name="P17"><text:s text:c="2"/>int x;</text:p>
      <text:p text:style-name="P17"><text:s text:c="2"/>int y;</text:p>
      <text:p text:style-name="P17"><text:s text:c="2"/>assume (y &lt; x);</text:p>
      <text:p text:style-name="P17"><text:s text:c="2"/>x = 0;</text:p>
      <text:p text:style-name="P17"><text:s text:c="2"/>y = 2;</text:p>
      <text:p text:style-name="P17"><text:s text:c="2"/>while( x &lt; 1000 )</text:p>
      <text:p text:style-name="P17"><text:s text:c="2"/>{</text:p>
      <text:p text:style-name="P17"><text:s text:c="4"/>if( (x % 2) == 0 )</text:p>
      <text:p text:style-name="P17"><text:s text:c="4"/>{</text:p>
      <text:p text:style-name="P17"><text:s text:c="6"/>y = y + 1;</text:p>
      <text:p text:style-name="P17"><text:s text:c="4"/>}</text:p>
      <text:p text:style-name="P17"><text:s text:c="4"/>x = x + 1;</text:p>
      <text:p text:style-name="P17"><text:s text:c="2"/>}</text:p>
      <text:p text:style-name="P17"><text:s text:c="2"/>assert( y &gt; x);</text:p>
      <text:p text:style-name="P18">}</text:p>
      <text:p text:style-name="P7"><draw:line text:anchor-type="paragraph" draw:z-index="0" draw:name="Shape1" draw:style-name="gr1" draw:text-style-name="P20" svg:x1="-0.012cm" svg:y1="0.302cm" svg:x2="17.742cm" svg:y2="0.406cm"><text:p/></draw:line></text:p>
      <text:p text:style-name="P7"><text:span text:style-name="T1">Checks for the program are following:</text:span></text:p>
      <text:p text:style-name="P3">pre: (y &lt; x ) </text:p>
      <text:p text:style-name="P3">condition: (x &lt; 1000)</text:p>
      <text:p text:style-name="P3">post: (y &gt; x)</text:p>
      <text:p text:style-name="P6">logic_program: ????</text:p>
      <text:p text:style-name="P3"/>
      <text:p text:style-name="P3"><text:span text:style-name="T3">1)</text:span> <text:span text:style-name="T3">pre <text:s/>=&gt; <text:s/>I(x1, y1)</text:span></text:p>
      <text:p text:style-name="P3"/>
      <text:p text:style-name="P3"><text:span text:style-name="T3">2) I(x, y) ^ condition ^ logic_program =&gt; I(x1, y1)</text:span></text:p>
      <text:p text:style-name="P3"/>
      <text:p text:style-name="P3"><text:span text:style-name="T3">3)</text:span> <text:span text:style-name="T3">I(x, y) ^ Not(condition) =&gt; post</text:span></text:p>
      <text:p text:style-name="P4"/>
      <text:p text:style-name="P4"><draw:line text:anchor-type="paragraph" draw:z-index="1" draw:name="Shape2" draw:style-name="gr1" draw:text-style-name="P20" svg:x1="-0.012cm" svg:y1="0.175cm" svg:x2="17.83cm" svg:y2="0.33cm"><text:p/></draw:line></text:p>
      <text:p text:style-name="P7"><text:span text:style-name="T11">Points for the </text:span>Invariant for the above program is:</text:p>
      <text:list xml:id="list4136370611" text:style-name="L1">
        <text:list-item>
          <text:p text:style-name="P8">The program above is taking two paths: one is when the condition that x is even is true and other is when the condition that x is even is false,</text:p>
        </text:list-item>
        <text:list-item>
          <text:p text:style-name="P8">when (<text:span text:style-name="T1">x % 2) == 0 </text:span>is true, both statements y = y + 1 and x = x + 1 are executed,</text:p>
        </text:list-item>
        <text:list-item>
          <text:p text:style-name="P9">when (<text:span text:style-name="T1">x % 2) == 0 </text:span>is <text:span text:style-name="T11">false, then statement x = x + 1 is executed,</text:span></text:p>
        </text:list-item>
      </text:list>
      <text:p text:style-name="P10"><draw:line text:anchor-type="paragraph" draw:z-index="2" draw:name="Shape3" draw:style-name="gr1" draw:text-style-name="P20" svg:x1="-0.048cm" svg:y1="0.453cm" svg:x2="17.933cm" svg:y2="0.506cm"><text:p/></draw:line></text:p>
      <text:p text:style-name="P11"><text:span text:style-name="T13">Firstly, </text:span><text:span text:style-name="T2">(</text:span><text:span text:style-name="T1">x % 2) == 0 </text:span><text:span text:style-name="T2">is true </text:span><text:span text:style-name="T13">for the following </text:span>data points : (<text:span text:style-name="T13">0,2</text:span>), (<text:span text:style-name="T13">2,3</text:span>), (<text:span text:style-name="T13">4,4</text:span>), ...</text:p>
      <text:p text:style-name="P11"/>
      <text:p text:style-name="P11"><text:span text:style-name="T13">satisfying,</text:span><text:span text:style-name="T5"> </text:span><text:span text:style-name="T3">y = (x/2) + 2</text:span>, <text:span text:style-name="T13">simplifying it we get </text:span><text:span text:style-name="T5">2y = x + 4,</text:span></text:p>
      <text:p text:style-name="P12">Secondly, <text:span text:style-name="T2">(</text:span><text:span text:style-name="T1">x % 2) == 0 </text:span><text:span text:style-name="T2">is </text:span>false<text:span text:style-name="T2"> </text:span>for the following <text:span text:style-name="T12">data points : (</text:span>1,3<text:span text:style-name="T12">), (</text:span>3,4<text:span text:style-name="T12">), (</text:span>5,5<text:span text:style-name="T12">), ...</text:span></text:p>
      <text:p text:style-name="P12"/>
      <text:p text:style-name="P13">satisfying, <text:span text:style-name="T3">y = ((x + 1)/2 + 2)</text:span>, <text:span text:style-name="T13">simplifying it we get </text:span><text:span text:style-name="T5">2y = x + </text:span><text:span text:style-name="T6">5</text:span><text:span text:style-name="T5">,</text:span></text:p>
      <text:p text:style-name="P13"><text:span text:style-name="T5"/></text:p>
      <text:p text:style-name="P14"><text:span text:style-name="T13">H</text:span>ence, the invariant must be:</text:p>
      <text:p text:style-name="P14"/>
      <text:p text:style-name="P19">And(x &gt;=0, x &lt;= 1000, y &gt;=2, ((<text:span text:style-name="T2">(</text:span><text:span text:style-name="T1">x % 2) == 0</text:span>) <text:s/>=&gt; <text:s/><text:span text:style-name="T13">2y = x + 4</text:span>)<text:span text:style-name="T13">, </text:span>((<text:span text:style-name="T2">(</text:span><text:span text:style-name="T1">x % 2) != 0</text:span>) <text:s/>=&gt; <text:s/><text:span text:style-name="T13">2y = x + </text:span>5))</text:p>
      <text:p text:style-name="P19"><draw:line text:anchor-type="paragraph" draw:z-index="3" draw:name="Shape4" draw:style-name="gr1" draw:text-style-name="P20" svg:x1="0.056cm" svg:y1="0.385cm" svg:x2="17.847cm" svg:y2="0.436cm"><text:p/></draw:line><text:soft-page-break/></text:p>
      <text:p text:style-name="P14">Logic Program <text:span text:style-name="T17">in the checks</text:span>:</text:p>
      <text:p text:style-name="P14"/>
      <text:p text:style-name="P14">Statements are:</text:p>
      <text:p text:style-name="P14"/>
      <text:p text:style-name="P14">1) if((x %2) == 0)</text:p>
      <text:p text:style-name="P14">2) {</text:p>
      <text:p text:style-name="P14">3) <text:s text:c="2"/>y = y + 1;</text:p>
      <text:p text:style-name="P14">4) }</text:p>
      <text:p text:style-name="P14">5) x = x + 1;</text:p>
      <text:p text:style-name="P14"/>
      <text:p text:style-name="P14">Whether be the case, line 5 will always be executed,</text:p>
      <text:p text:style-name="P14"/>
      <text:p text:style-name="P14">so, writing it in the form of implication,</text:p>
      <text:p text:style-name="P14"/>
      <text:p text:style-name="P5"><text:span text:style-name="T2">( <text:s/>((</text:span><text:span text:style-name="T14">(</text:span><text:span text:style-name="T2">x % 2) == 0</text:span><text:span text:style-name="T14">)</text:span><text:span text:style-name="T2"> <text:s/>=&gt; </text:span><text:span text:style-name="T14">(</text:span><text:span text:style-name="T2">y1 = y + 1)</text:span><text:span text:style-name="T14">)</text:span><text:span text:style-name="T2"> ^ </text:span></text:p>
      <text:p text:style-name="P5"><text:span text:style-name="T14"><text:s text:c="3"/>(</text:span><text:span text:style-name="T2">(( x % 2) != 0</text:span><text:span text:style-name="T14">)</text:span><text:span text:style-name="T2"> <text:s/>=&gt; </text:span><text:span text:style-name="T14">(</text:span><text:span text:style-name="T2">y1 = y)</text:span><text:span text:style-name="T14">)</text:span><text:span text:style-name="T2"> ^ </text:span></text:p>
      <text:p text:style-name="P5"><text:span text:style-name="T2"><text:s text:c="3"/>(x1 = x + 1)</text:span></text:p>
      <text:p text:style-name="P5"><text:span text:style-name="T2">)</text:span></text:p>
      <text:p text:style-name="P14"/>
      <text:p text:style-name="P3"><draw:line text:anchor-type="paragraph" draw:z-index="4" draw:name="Shape5" draw:style-name="gr1" draw:text-style-name="P20" svg:x1="-0.012cm" svg:y1="0.164cm" svg:x2="17.602cm" svg:y2="0.286cm"><text:p/></draw:line></text:p>
      <text:p text:style-name="P16">Finally, the 3 checks with values in them are:</text:p>
      <text:p text:style-name="P16"><text:s/></text:p>
      <text:p text:style-name="P6"><text:span text:style-name="T8">1) </text:span><text:span text:style-name="T15"><text:s/></text:span>(y &lt; x ) ^ ( x1 = 0 ) ^ ( y = 2 ) <text:s/>=&gt; <text:s/>I(x1, y1)</text:p>
      <text:p text:style-name="P6"/>
      <text:p text:style-name="P15"><text:span text:style-name="T1">(y &lt; x ) ^ ( x1 = 0 ) ^ ( y = 2 ) <text:s/>=&gt; </text:span>And(x &gt;=0, x &lt;= 1000, y &gt;=2, ((<text:span text:style-name="T2">(</text:span><text:span text:style-name="T1">x % 2) == 0</text:span>) <text:s/>=&gt; <text:s/><text:span text:style-name="T13">2y = x + 4</text:span>)<text:span text:style-name="T13">, </text:span>((<text:span text:style-name="T2">(</text:span><text:span text:style-name="T1">x % 2) != 0</text:span>) <text:s/>=&gt; <text:s/><text:span text:style-name="T13">2y = x + </text:span>5))</text:p>
      <text:p text:style-name="P6"/>
      <text:p text:style-name="P16"><text:span text:style-name="T3">2) </text:span><text:s/>(x, y) <text:span text:style-name="T2">^ </text:span>(x &lt; 1000) <text:span text:style-name="T2">^ ((( x % 2) == 0 <text:s/>=&gt; y1 = y + 1) ^ (( x % 2) != 0 <text:s/>=&gt; y1 = y) ^ (x1 = x + 1)) =&gt; </text:span>I(x1, y1)</text:p>
      <text:p text:style-name="P16"/>
      <text:p text:style-name="P16">(x, y) <text:span text:style-name="T2">^ </text:span>(x &lt; 1000) <text:span text:style-name="T2">^ ((( x % 2) == 0 <text:s/>=&gt; y1 = y + 1) ^ (( x % 2) != 0 <text:s/>=&gt; y1 = y) ^ (x1 = x + 1)) =&gt; <text:s/></text:span><text:span text:style-name="T14">And(x &gt;=0, x &lt;= 1000, y &gt;=2, ((</text:span><text:span text:style-name="T2">(</text:span><text:span text:style-name="T1">x % 2) == 0</text:span><text:span text:style-name="T14">) <text:s/>=&gt; <text:s/></text:span><text:span text:style-name="T13">2y = x + 4</text:span><text:span text:style-name="T14">)</text:span><text:span text:style-name="T13">, </text:span><text:span text:style-name="T14">((</text:span><text:span text:style-name="T2">(</text:span><text:span text:style-name="T1">x % 2) != 0</text:span><text:span text:style-name="T14">) <text:s/>=&gt; <text:s/></text:span><text:span text:style-name="T13">2y = x + </text:span><text:span text:style-name="T14">5))</text:span></text:p>
      <text:p text:style-name="P16"/>
      <text:p text:style-name="P16"/>
      <text:p text:style-name="P6"><text:span text:style-name="T8">3) </text:span><text:span text:style-name="T15"><text:s/></text:span>I(x, y) <text:span text:style-name="T2">^ Not(x &lt; 1000) =&gt; </text:span>( y &gt; x)</text:p>
      <text:p text:style-name="P6"/>
      <text:p text:style-name="P15">And(x &gt;=0, x &lt;= 1000, y &gt;=2, ((<text:span text:style-name="T2">(</text:span><text:span text:style-name="T1">x % 2) == 0</text:span>) <text:s/>=&gt; <text:s/><text:span text:style-name="T13">2y = x + 4</text:span>)<text:span text:style-name="T13">, </text:span>((<text:span text:style-name="T2">(</text:span><text:span text:style-name="T1">x % 2) != 0</text:span>) <text:s/>=&gt; <text:s/><text:span text:style-name="T13">2y = x + </text:span>5)) <text:span text:style-name="T15">^ </text:span><text:span text:style-name="T2">Not(x &lt; 1000) =&gt; </text:span><text:span text:style-name="T1">( y &gt; x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05:33:56.007860100</meta:creation-date>
    <dc:date>2022-04-20T07:55:23.236012665</dc:date>
    <meta:editing-duration>PT35M3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58" meta:word-count="591" meta:character-count="2197" meta:non-whitespace-character-count="1582"/>
  </office:meta>
</office:document-meta>
</file>